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ritte:</text:p>
      <text:p text:style-name="P2"><text:tab/>VDI Richtline 2221 -&gt; Richtline der Schritte</text:p>
      <text:p text:style-name="P2"><text:tab/>-Anforderungen </text:p>
      <text:p text:style-name="P2"><text:tab/>-Funktionsstrukturen .&gt; also funktion nich wie gelöst</text:p>
      <text:p text:style-name="P2"><text:tab/>-Lösungsprinzipien</text:p>
      <text:p text:style-name="P2"><text:tab/>-...</text:p>
      <text:p text:style-name="P2"><text:tab/></text:p>
      <text:p text:style-name="P1">Realer Prozess</text:p>
      <text:p text:style-name="P2"><text:tab/>-Gute Ideen werden nicht Identifiziert</text:p>
      <text:p text:style-name="P2"><text:tab/>-Sachen ausm Bauch heraus</text:p>
      <text:p text:style-name="P2"><text:tab/>-unfundierte individuelle entscheidungen</text:p>
      <text:p text:style-name="P2"><text:tab/>-Manche sachen halten sich nich an die Regeln</text:p>
      <text:p text:style-name="P2"><text:tab/>-Aneinander Vorbeiarbeiten statt kooperation</text:p>
      <text:p text:style-name="P2"><text:tab/>-U-Boot Projekte -&gt; Eigen Initiative</text:p>
      <text:p text:style-name="P2"><text:tab/>-Projekte werden mitten drin gestoppt weil sie scheitern</text:p>
      <text:p text:style-name="P2"><text:tab/></text:p>
      <text:p text:style-name="P1">Trends:</text:p>
      <text:p text:style-name="P2"><text:tab/>-Mechatronische Produkte statt mechanische</text:p>
      <text:p text:style-name="P2"><text:tab/><text:tab/>-&gt; Komplexitätssprung</text:p>
      <text:p text:style-name="P2"><text:tab/><text:tab/>-Software kommt noch rein Oft -&gt; Komplex</text:p>
      <text:p text:style-name="P2"><text:tab/>-V-Modell (Wasserfall Modell)</text:p>
      <text:p text:style-name="P2"><text:tab/><text:tab/>-Systematisierung -&gt; Entwurf -&gt; Umsetzung -&gt; Integration -&gt; Test</text:p>
      <text:p text:style-name="P2"><text:tab/><text:tab/>-Mittlere 3 Schritte Rechnungsunterstützt</text:p>
      <text:p text:style-name="P2"><text:tab/>-Service zusammen mit Produkt entworfen</text:p>
      <text:p text:style-name="P2"><text:tab/><text:tab/>-Konzept der Nutzung und Dienstleistung</text:p>
      <text:p text:style-name="P2"><text:tab/><text:tab/>Product Service Systems (PSS)</text:p>
      <text:p text:style-name="P2"><text:tab/>-Nachhaltigkeit</text:p>
      <text:p text:style-name="P2"><text:tab/><text:tab/>-Alternative Energien</text:p>
      <text:p text:style-name="P2"><text:tab/><text:tab/>-Ökologische nachhaltigkeit, möglichst wenige bleibende Kosten</text:p>
      <text:p text:style-name="P2"><text:tab/><text:tab/>-Soziale Nachhaltigkeit</text:p>
      <text:p text:style-name="P2"/>
      <text:p text:style-name="P1">Produktstrukturen:</text:p>
      <text:p text:style-name="P2"><text:tab/>-Das Ganze ist mehr als die Summe seiner Einzelteile</text:p>
      <text:p text:style-name="P2"><text:tab/>-Struktur beinhält:</text:p>
      <text:p text:style-name="P2"><text:tab/><text:tab/>-Beziehung zwischen einzelnen Teilen</text:p>
      <text:p text:style-name="P2"><text:tab/><text:tab/>-Muss komplettes Produkt abbilden </text:p>
      <text:p text:style-name="P2"><text:tab/><text:tab/>-Bezeichnet Einzelteile und Baugruppen</text:p>
      <text:p text:style-name="P2"><text:tab/><text:tab/><text:tab/>-&gt; Rad AUCH und nich nur Radkappe und schreuben unso</text:p>
      <text:p text:style-name="P2"><text:tab/>-StrukturManagement:</text:p>
      <text:p text:style-name="P2"><text:tab/><text:tab/>-Dass es für viele Verschiedene Leute gut ist</text:p>
      <text:p text:style-name="P2"><text:tab/>Aufbau Möglichkeiten:</text:p>
      <text:p text:style-name="P2"><text:tab/><text:tab/>-Physische Struktur:</text:p>
      <text:p text:style-name="P2"><text:tab/><text:tab/><text:tab/>-Was ist physisch gegeben (Kopf, Rücken, Nase, Bla)</text:p>
      <text:p text:style-name="P2"><text:tab/><text:tab/><text:tab/>-Wo ist was?</text:p>
      <text:p text:style-name="P2"><text:tab/><text:tab/>-Systematisch nach Funktionsgruppen</text:p>
      <text:p text:style-name="P2"><text:tab/><text:tab/><text:tab/>-Muskelsystem</text:p>
      <text:p text:style-name="P2"><text:tab/><text:tab/><text:tab/><text:tab/>-Sehnen</text:p>
      <text:p text:style-name="P2"><text:tab/><text:tab/><text:tab/>-Skelet</text:p>
      <text:p text:style-name="P2"><text:tab/><text:tab/><text:tab/><text:tab/>-Knochen</text:p>
      <text:p text:style-name="P2"><text:tab/><text:tab/><text:tab/>-usw...</text:p>
      <text:p text:style-name="P2"><text:tab/><text:tab/><text:tab/>-Beispiel gut für Arzt, der Alle Nerven zusammen haben will und nich alle <text:tab/><text:tab/><text:tab/>suchen</text:p>
      <text:p text:style-name="P2"><text:soft-page-break/><text:tab/><text:tab/>-Allgemein:</text:p>
      <text:p text:style-name="P2"><text:tab/><text:tab/><text:tab/>Produkt P:</text:p>
      <text:p text:style-name="P2"><text:tab/><text:tab/><text:tab/><text:tab/>Gruppe1 G1</text:p>
      <text:p text:style-name="P2"><text:tab/><text:tab/><text:tab/><text:tab/><text:tab/>UnterGruppe G3</text:p>
      <text:p text:style-name="P2"><text:tab/><text:tab/><text:tab/><text:tab/><text:tab/><text:tab/>Einzelteile E1</text:p>
      <text:p text:style-name="P2"><text:tab/><text:tab/><text:tab/><text:tab/>Gruppe2 G2</text:p>
      <text:p text:style-name="P2"><text:tab/><text:tab/><text:tab/><text:tab/><text:tab/>Einzelteile E2</text:p>
      <text:p text:style-name="P2"><text:tab/>-3Anforderungen</text:p>
      <text:p text:style-name="P2"><text:tab/><text:tab/>-Stabil mit der Funktion</text:p>
      <text:p text:style-name="P2"><text:tab/><text:tab/><text:tab/>-Sachen mit ähnlicher Funktion verbunden</text:p>
      <text:p text:style-name="P2"><text:tab/><text:tab/>-Möglichst Einfach</text:p>
      <text:p text:style-name="P2"><text:tab/><text:tab/>-lakjsdfh ajsdhf jas weiß nich steht in Folien :(</text:p>
      <text:p text:style-name="P2"><text:tab/>-Voronoi Diagrame</text:p>
      <text:p text:style-name="P2"><text:tab/><text:tab/>-Bauteile einer Baugruppe ganz unten erst</text:p>
      <text:p text:style-name="P2"><text:tab/><text:tab/>-Sonst nur Baugruppen</text:p>
      <text:p text:style-name="P2"><text:tab/><text:tab/><text:tab/>-Durch dicke Striche abgegrenzt</text:p>
      <text:p text:style-name="P2"><text:tab/><text:tab/>-Alles eigentlich sichtbar die ganze zeit</text:p>
      <text:p text:style-name="P2"><text:tab/><text:tab/>-Weiter Reinzoomen -&gt; Mehr sichtbar</text:p>
      <text:p text:style-name="P2"><text:tab/>-Wie werden die Daten gespeichert?</text:p>
      <text:p text:style-name="P2"><text:tab/><text:tab/>-Ordner</text:p>
      <text:p text:style-name="P2"><text:tab/><text:tab/><text:tab/>-Dokumente (item)</text:p>
      <text:p text:style-name="P2"><text:tab/><text:tab/><text:tab/><text:tab/>-Änderungszustände</text:p>
      <text:p text:style-name="P2"><text:tab/><text:tab/><text:tab/><text:tab/><text:tab/>-Datensätze</text:p>
      <text:p text:style-name="P2"><text:tab/><text:tab/><text:tab/><text:tab/>-Berichte</text:p>
      <text:p text:style-name="P2"><text:tab/><text:tab/><text:tab/>-Preislisten</text:p>
      <text:p text:style-name="P2"><text:tab/><text:tab/><text:tab/>BlaBlaBla...</text:p>
      <text:p text:style-name="P2"><text:tab/><text:tab/>-Wie Versionskontrolle</text:p>
      <text:p text:style-name="P1"><text:tab/>-Funktionslisten, sind wichtig</text:p>
      <text:p text:style-name="P1"><text:tab/>-<text:span text:style-name="T1">und Stücklisten (Wichtig Für:</text:span></text:p>
      <text:p text:style-name="P2"><text:tab/><text:tab/>-Konstruktion und Entwicklung – Vollständigkeit</text:p>
      <text:p text:style-name="P2"><text:tab/><text:tab/>-Logistik bei auch Zulieferung – Seltene Erden,...</text:p>
      <text:p text:style-name="P2"><text:tab/><text:tab/>-Arbeitsplanung und Fertigkeitsvornereitung</text:p>
      <text:p text:style-name="P2"><text:tab/><text:tab/>-Produktion</text:p>
      <text:p text:style-name="P2"><text:tab/><text:tab/>-Kunde</text:p>
      <text:p text:style-name="P2"><text:tab/><text:span text:style-name="T2">PDM(ProduktDatenManagement) Systeme:</text:span></text:p>
      <text:p text:style-name="P2"><text:tab/><text:tab/>-Alle Teile abgelegt</text:p>
      <text:p text:style-name="P2"><text:tab/><text:tab/>-Nicht visualisiert da</text:p>
      <text:p text:style-name="P2"><text:tab/><text:tab/>Tiers:</text:p>
      <text:p text:style-name="P2"><text:tab/><text:tab/><text:tab/>-Ressourcen</text:p>
      <text:p text:style-name="P2"><text:tab/><text:tab/><text:tab/><text:tab/>-Daten</text:p>
      <text:p text:style-name="P2"><text:tab/><text:tab/><text:tab/>-Enterprise</text:p>
      <text:p text:style-name="P2"><text:tab/><text:tab/><text:tab/>-Web</text:p>
      <text:p text:style-name="P2"><text:tab/><text:tab/><text:tab/><text:tab/>-Daten sollten von überall erreichbar sein</text:p>
      <text:p text:style-name="P2"><text:tab/><text:tab/><text:tab/><text:tab/>-Versionskontrolle</text:p>
      <text:p text:style-name="P2"><text:tab/><text:tab/><text:tab/>-Client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1M3S</meta:editing-duration>
    <meta:editing-cycles>20</meta:editing-cycles>
    <meta:generator>OpenOffice.org/3.4.1$Win32 OpenOffice.org_project/341m1$Build-9593</meta:generator>
    <dc:date>2014-06-20T14:34:57.35</dc:date>
    <meta:document-statistic meta:table-count="0" meta:image-count="0" meta:object-count="0" meta:page-count="2" meta:paragraph-count="96" meta:word-count="312" meta:character-count="2651"/>
    <meta:user-defined meta:name="Info 1"/>
    <meta:user-defined meta:name="Info 2"/>
    <meta:user-defined meta:name="Info 3"/>
    <meta:user-defined meta:name="Info 4"/>
  </office:meta>
</office:document-meta>
</file>